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tyle="italic" style:font-style-asian="italic" style:font-style-complex="italic"/>
    </style:style>
    <style:style style:name="P2" style:family="paragraph" style:parent-style-name="Standard">
      <style:paragraph-properties fo:text-align="justify" style:justify-single-word="false"/>
      <style:text-properties style:font-name="Times New Roman" fo:font-style="italic" officeooo:paragraph-rsid="0021b63c" style:font-style-asian="italic" style:font-style-complex="italic"/>
    </style:style>
    <style:style style:name="P3"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officeooo:rsid="0022d2bb" officeooo:paragraph-rsid="0022d2bb" style:font-style-asian="italic" style:font-style-complex="italic"/>
    </style:style>
    <style:style style:name="T1" style:family="text">
      <style:text-properties officeooo:rsid="001d94bf"/>
    </style:style>
    <style:style style:name="T2" style:family="text">
      <style:text-properties style:font-name="Times New Roman1" officeooo:rsid="001d94bf"/>
    </style:style>
    <style:style style:name="T3" style:family="text">
      <style:text-properties style:font-name="Times New Roman1" officeooo:rsid="001e8128"/>
    </style:style>
    <style:style style:name="T4" style:family="text">
      <style:text-properties style:font-name="Times New Roman1" officeooo:rsid="001ff92f"/>
    </style:style>
    <style:style style:name="T5" style:family="text">
      <style:text-properties style:font-name="Times New Roman1" officeooo:rsid="002223a3"/>
    </style:style>
    <style:style style:name="T6" style:family="text">
      <style:text-properties officeooo:rsid="001e8128"/>
    </style:style>
    <style:style style:name="T7" style:family="text">
      <style:text-properties fo:font-variant="small-caps" officeooo:rsid="001ff92f"/>
    </style:style>
    <style:style style:name="T8" style:family="text">
      <style:text-properties officeooo:rsid="001ff9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e voix</text:p>
      <text:p text:style-name="P1"/>
      <text:p text:style-name="P1"><text:tab/><text:span text:style-name="T2">§</text:span><text:span text:style-name="T1"> 288. </text:span><text:span text:style-name="T2">[…]</text:span><text:span text:style-name="T1"> Tant pensa a ceste chose maintes fois que li devins respons li dist une nuit en sa chambre : « Salemon, la bone eüree feme ne sera pas fins de ton lignage, ains le sera uns chevaliers qui passera de vie et de bonté et de chevalerie tous ciaus qui devant lui aront esté et qui aprés lui venront et qui a cel tans porteront armes, autant com li solaus passe de clarté la lune, et autant conme Josué passa tous les chevaliers de chevalerie, qui ore sont : et cil Josué estoit li miudres chevaliers qui lors fust el monde. » Et quant Salemons oï que tels chevaliers seroit fins de son lingnage, si en fu mout liés, et dist :</text:span></text:p>
      <text:p text:style-name="P1"><text:tab/><text:span text:style-name="T3">§</text:span><text:span text:style-name="T6"> 289. « Hé ! Las, com par fust ore bone eürouse chose, qui peüst veoir a son tans cel bon eüré chevalier qui tant ert aournés de toutes grasses ! Hé ! Dix ! Comment ert ce ? je ne le verrai pas ! car trop a lonc tanc des ci a sa venue. Certes se je en nule maniere le pooie faire savoir, conment si grant tans devant sa venue ai je oï noveles de lui, je li fesisse volentiers a savoir que je sui de son lignage. Mais je ne voi ne ne puis savoir conment ce puist estre : car jusques a sa venue a bien .</text:span><text:span text:style-name="T7">ii</text:span><text:span text:style-name="T6">.</text:span><text:span text:style-name="T7">m</text:span><text:span text:style-name="T6">. ans ou plus, si conme je pens et quit. »</text:span></text:p>
      <text:p text:style-name="P1"/>
      <text:p text:style-name="P1"/>
      <text:p text:style-name="P3">Une voix</text:p>
      <text:p text:style-name="P1"/>
      <text:p text:style-name="P2"><text:tab/><text:span text:style-name="T4">§</text:span><text:span text:style-name="T8"> 293. </text:span><text:span text:style-name="T4">[…] </text:span><text:span text:style-name="T8">Si dist que il volroit, s'il pooit estre, que jamais hom ne le traisist fors des fuerre qu'il ne s'en repentist, jusques atant que li Bons Chevaliers pour qui ele estoit apareillie i meïst la main. Lors vint la vois devine qui autre fois avoit parlé a lui, et li dist : « Salemon, nus ne traira jamais cele espee que tu as aornee qu'il ne s'en repente, jusques a cele ore que cil le tiengne pour qui tu l'as fait et apareillie ensi. »</text:span></text:p>
      <text:p text:style-name="P2"/>
      <text:p text:style-name="P2"/>
      <text:p text:style-name="P3">La lettre de Salomon à son descendant</text:p>
      <text:p text:style-name="P2"/>
      <text:p text:style-name="P1"><text:tab/><text:span text:style-name="T4">§</text:span><text:span text:style-name="T8"> 296. </text:span><text:span text:style-name="T4">[…]</text:span><text:span text:style-name="T8"> Et lors fist Salemons un breif pour metre a la nef ; et escrist el conmencement del brief ausi conme se ce fust l'entente de sa raison : « Os tu, Chevaliers Bons Eürés qui seras fin de mon lignage : se tu vels estre em pais et sages sor toutes choses, te gaite d'engien de feme. Et se tu le crois, sens ne prouece ne chevalerie ne te garantira que tu ne soies honnis en la fin : et ce te mande Salemons que tu t'en gaites en ramenbrance de lui. » Si fu li conmencement del brief que Salemons escrist pour le chevalier qui puis fist tantes chevaleries et roiaume de Logres, et mist a fin les aventures del roiaume de la Terre Forainne ; et en maint autre liu avenoient par l'aventure et par la force del Saint Graal, si com li contes devisera cha en avant.</text:span></text:p>
      <text:p text:style-name="P1"/>
      <text:p text:style-name="P1"/>
      <text:p text:style-name="P3">Une voix</text:p>
      <text:p text:style-name="P1"/>
      <text:p text:style-name="P1"><text:tab/><text:span text:style-name="T5">§ 298. […] Maintenant ot une vois qui li dist : « Salemon, tes voloirs est acomplis. Car li chevaliers qui ert fins de ton lignage en terre enterra en cel nef, et avera cele espee que tu li as apareillie, et savra verité de toi. Ne ja nus n'i enterra se il n'est tels com il doit est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5-19T18:05:28.218292037</meta:creation-date>
    <dc:date>2015-05-19T19:10:10.476688315</dc:date>
    <dc:creator>Gauthier </dc:creator>
    <meta:editing-duration>PT13M19S</meta:editing-duration>
    <meta:editing-cycles>4</meta:editing-cycles>
    <meta:generator>LibreOffice/4.2.7.2$Linux_X86_64 LibreOffice_project/420m0$Build-2</meta:generator>
    <meta:document-statistic meta:table-count="0" meta:image-count="0" meta:object-count="0" meta:page-count="1" meta:paragraph-count="9" meta:word-count="560" meta:character-count="2744" meta:non-whitespace-character-count="2188"/>
  </office:meta>
</office:document-meta>
</file>